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Century" svg:font-family="Century" style:font-pitch="variable"/>
    <style:font-face style:name="Lohit Hindi2" svg:font-family="'Lohit Hindi'" style:font-pitch="variable"/>
    <style:font-face style:name="TakaoPGothic1" svg:font-family="TakaoPGothic"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表1" style:family="table">
      <style:table-properties style:width="5.641cm" table:align="center" style:writing-mode="lr-tb"/>
    </style:style>
    <style:style style:name="表1.A" style:family="table-column">
      <style:table-column-properties style:column-width="2.803cm"/>
    </style:style>
    <style:style style:name="表1.B" style:family="table-column">
      <style:table-column-properties style:column-width="2.838cm"/>
    </style:style>
    <style:style style:name="表1.1" style:family="table-row">
      <style:table-row-properties style:min-row-height="0.573cm"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1.B1" style:family="table-cell">
      <style:table-cell-properties style:vertical-align="top" fo:padding-left="0.191cm" fo:padding-right="0.191cm" fo:padding-top="0cm" fo:padding-bottom="0cm" fo:border="0.5pt solid #000000" style:writing-mode="lr-tb"/>
    </style:style>
    <style:style style:name="表1.3" style:family="table-row">
      <style:table-row-properties style:min-row-height="0.612cm" fo:keep-together="auto"/>
    </style:style>
    <style:style style:name="P1" style:family="paragraph" style:parent-style-name="Standard">
      <style:paragraph-properties fo:line-height="150%" fo:text-align="center" style:justify-single-word="false"/>
      <style:text-properties fo:font-size="12pt" fo:letter-spacing="-0.007cm" style:font-size-asian="12pt"/>
    </style:style>
    <style:style style:name="P2" style:family="paragraph" style:parent-style-name="Standard">
      <style:paragraph-properties fo:line-height="0.564cm"/>
      <style:text-properties fo:font-size="10pt" fo:letter-spacing="-0.007cm" style:font-size-asian="10pt"/>
    </style:style>
    <style:style style:name="P3" style:family="paragraph" style:parent-style-name="Standard">
      <style:paragraph-properties fo:line-height="0.564cm" fo:text-align="center" style:justify-single-word="false"/>
      <style:text-properties fo:font-size="10pt" fo:letter-spacing="-0.007cm" style:font-size-asian="10pt"/>
    </style:style>
    <style:style style:name="P4" style:family="paragraph" style:parent-style-name="Standard">
      <style:paragraph-properties fo:line-height="0.564cm"/>
      <style:text-properties fo:font-size="10pt" fo:letter-spacing="-0.007cm" fo:font-weight="bold" style:font-size-asian="10pt" style:font-weight-asian="bold"/>
    </style:style>
    <style:style style:name="P5" style:family="paragraph" style:parent-style-name="Standard" style:list-style-name="WW8Num1">
      <style:paragraph-properties fo:line-height="0.564cm"/>
      <style:text-properties fo:font-size="10pt" fo:letter-spacing="-0.007cm" fo:font-weight="bold" style:font-size-asian="10pt" style:font-weight-asian="bold"/>
    </style:style>
    <style:style style:name="P6" style:family="paragraph" style:parent-style-name="Standard">
      <style:paragraph-properties fo:line-height="0.564cm"/>
    </style:style>
    <style:style style:name="P7" style:family="paragraph" style:parent-style-name="Standard" style:master-page-name="Standard">
      <style:paragraph-properties fo:line-height="150%" fo:text-align="center" style:justify-single-word="false" style:page-number="auto"/>
      <style:text-properties fo:font-size="14pt" fo:letter-spacing="-0.007cm" style:font-name-asian="ＭＳ ゴシック" style:font-size-asian="14pt"/>
    </style:style>
    <style:style style:name="P8" style:family="paragraph" style:parent-style-name="Header">
      <style:paragraph-properties fo:text-align="center" style:justify-single-word="false"/>
    </style:style>
    <style:style style:name="P9" style:family="paragraph" style:parent-style-name="Footer">
      <style:paragraph-properties fo:text-align="center" style:justify-single-word="false"/>
      <style:text-properties fo:font-size="9pt" style:font-size-asian="9pt"/>
    </style:style>
    <style:style style:name="T1" style:family="text">
      <style:text-properties fo:font-size="12pt" fo:letter-spacing="-0.007cm" style:font-size-asian="12pt"/>
    </style:style>
    <style:style style:name="T2" style:family="text">
      <style:text-properties fo:font-size="10pt" fo:letter-spacing="-0.007cm" style:font-size-asian="10pt"/>
    </style:style>
    <style:style style:name="T3" style:family="text">
      <style:text-properties fo:font-size="10pt" fo:letter-spacing="-0.007cm" fo:font-weight="bold" style:font-size-asian="10pt" style:font-weight-asian="bold"/>
    </style:style>
    <style:style style:name="T4" style:family="text">
      <style:text-properties fo:font-size="10pt" style:font-size-asian="10pt"/>
    </style:style>
    <style:style style:name="T5" style:family="text">
      <style:text-properties style:font-name="ＭＳ 明朝" fo:font-size="9pt" style:font-size-asian="9pt" style:font-name-complex="ＭＳ 明朝"/>
    </style:style>
    <style:style style:name="T6" style:family="text">
      <style:text-properties fo:font-size="9pt" style:font-size-asian="9pt"/>
    </style:style>
    <style:style style:name="T7" style:family="text">
      <style:text-properties fo:font-size="9pt" style:font-name-asian="Century" style:font-size-asian="9pt" style:font-name-complex="Century"/>
    </style:style>
    <style:style style:name="Sect1" style:family="section">
      <style:section-properties text:dont-balance-text-columns="true" style:writing-mode="lr-tb" style:editable="false">
        <style:columns fo:column-count="2" fo:column-gap="0.748cm">
          <style:column style:rel-width="32767*" fo:start-indent="0cm" fo:end-indent="0.374cm"/>
          <style:column style:rel-width="32767*" fo:start-indent="0.374cm" fo:end-indent="0cm"/>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誤りパターン埋め込み型ステガノグラフィにおける画像劣化の評価</text:p>
      <text:p text:style-name="P1">研究者：索手一平　　指導教員：福岡久雄</text:p>
      <text:section text:style-name="Sect1" text:name="セクション1">
        <text:list xml:id="list5543663446100257667" text:style-name="WW8Num1">
          <text:list-item>
            <text:p text:style-name="P5">はじめに</text:p>
          </text:list-item>
        </text:list>
        <text:p text:style-name="P6"><text:span text:style-name="T2">　ステガノグラフィの一般的な手法としてLSB法が知られているが，これは誤りビットへの考慮がされておらず，これをもとに誤りビットを考慮した多くの手法が提案されてきた.その中でも誤りパターンによる埋め込み法は優れた誤り率を有している.しかし，埋め込みデータが大きくなるにつれて，誤り率を低く保とうとするほどに誤りパターン長が長くなってしまい，同時に埋め込むことのできるデータ量が減少してしまう.逆に，誤りパターン長を短くすれば誤り率が上昇し埋め込み後の画像が劣化してしまう.本研究では上記で述べた画像劣化について評価するために誤りパターン長を変化させながらデータを画像に埋め込み，埋め込み前後の画像を用いて評価を行う.</text:span></text:p>
        <text:p text:style-name="P2"/>
        <text:list xml:id="list569447403" text:continue-numbering="true" text:style-name="WW8Num1">
          <text:list-item>
            <text:p text:style-name="P5">ステガノグラフィ</text:p>
          </text:list-item>
        </text:list>
        <text:p text:style-name="P6"><text:span text:style-name="T2">　ステガノグラフィとは秘密情報を別の媒体に埋め込み，これを秘匿情報として伝送する技術，研究分野の総称である.また，その性質上秘密情報の情報量増加に伴い埋め込み後の媒体の変化が大きくなる.このことからステガノグラフィにはできるだけ多くの情報を埋め込み，かつ媒体の状態を変化させないこと.つまり，可能な限り低い誤り率で情報を埋め込むことが求められる.</text:span></text:p>
        <text:p text:style-name="P2"/>
        <text:list xml:id="list992516771" text:continue-numbering="true" text:style-name="WW8Num1">
          <text:list-item>
            <text:p text:style-name="P5">誤りパターンによる埋め込み法</text:p>
          </text:list-item>
        </text:list>
        <text:p text:style-name="P6"><text:span text:style-name="T2">　この方法ではまず表１のように，埋め込みデータが最小となるよう定められたビット列を対応付けたテーブルを用意する.そして埋め込みデータをそのまま埋め込むのではなく，埋め込みデータと対応した誤りパターンと埋め込み対象となるビット列との排他的論理和を対象となるビット列に埋め込む.抽出する場合は，埋め込み後のデータと埋め込み前のデータのビット列の排他的論理和から誤りパターンを求め，テーブルから対応する埋め込みデータを抽出する.</text:span></text:p>
        <text:p text:style-name="P2"/>
        <table:table table:name="表1" table:style-name="表1">
          <table:table-column table:style-name="表1.A"/>
          <table:table-column table:style-name="表1.B"/>
          <table:table-row table:style-name="表1.1">
            <table:table-cell table:style-name="表1.A1" office:value-type="string">
              <text:p text:style-name="P3">埋め込みデータ</text:p>
            </table:table-cell>
            <table:table-cell table:style-name="表1.B1" office:value-type="string">
              <text:p text:style-name="P3">誤りパターン</text:p>
            </table:table-cell>
          </table:table-row>
          <table:table-row table:style-name="表1.1">
            <table:table-cell table:style-name="表1.A1" office:value-type="string">
              <text:p text:style-name="P3">000</text:p>
            </table:table-cell>
            <table:table-cell table:style-name="表1.B1" office:value-type="string">
              <text:p text:style-name="P3">0000000</text:p>
            </table:table-cell>
          </table:table-row>
          <table:table-row table:style-name="表1.3">
            <table:table-cell table:style-name="表1.A1" office:value-type="string">
              <text:p text:style-name="P3">001</text:p>
            </table:table-cell>
            <table:table-cell table:style-name="表1.B1" office:value-type="string">
              <text:p text:style-name="P3">0000001</text:p>
            </table:table-cell>
          </table:table-row>
          <table:table-row table:style-name="表1.3">
            <table:table-cell table:style-name="表1.A1" office:value-type="string">
              <text:p text:style-name="P3">010</text:p>
            </table:table-cell>
            <table:table-cell table:style-name="表1.B1" office:value-type="string">
              <text:p text:style-name="P3">0000010</text:p>
            </table:table-cell>
          </table:table-row>
          <table:table-row table:style-name="表1.3">
            <table:table-cell table:style-name="表1.A1" office:value-type="string">
              <text:p text:style-name="P3">011</text:p>
            </table:table-cell>
            <table:table-cell table:style-name="表1.B1" office:value-type="string">
              <text:p text:style-name="P3">0000100</text:p>
            </table:table-cell>
          </table:table-row>
          <table:table-row table:style-name="表1.1">
            <table:table-cell table:style-name="表1.A1" office:value-type="string">
              <text:p text:style-name="P3">100</text:p>
            </table:table-cell>
            <table:table-cell table:style-name="表1.B1" office:value-type="string">
              <text:p text:style-name="P3">0001000</text:p>
            </table:table-cell>
          </table:table-row>
          <table:table-row table:style-name="表1.1">
            <table:table-cell table:style-name="表1.A1" office:value-type="string">
              <text:p text:style-name="P3">101</text:p>
            </table:table-cell>
            <table:table-cell table:style-name="表1.B1" office:value-type="string">
              <text:p text:style-name="P3">0010000</text:p>
            </table:table-cell>
          </table:table-row>
          <table:table-row table:style-name="表1.3">
            <table:table-cell table:style-name="表1.A1" office:value-type="string">
              <text:p text:style-name="P3">110</text:p>
            </table:table-cell>
            <table:table-cell table:style-name="表1.B1" office:value-type="string">
              <text:p text:style-name="P3">0100000</text:p>
            </table:table-cell>
          </table:table-row>
          <table:table-row table:style-name="表1.3">
            <table:table-cell table:style-name="表1.A1" office:value-type="string">
              <text:p text:style-name="P3">111</text:p>
            </table:table-cell>
            <table:table-cell table:style-name="表1.B1" office:value-type="string">
              <text:p text:style-name="P3">1000000</text:p>
            </table:table-cell>
          </table:table-row>
        </table:table>
        <text:p text:style-name="P3">表１　誤りパターンテーブルの例</text:p>
        <text:p text:style-name="P3"/>
        <text:p text:style-name="P6"><text:span text:style-name="T2">４．PSNR</text:span></text:p>
        <text:p text:style-name="P6"><text:span text:style-name="T2">　画像の再現性に影響を与える信号がとりうる最大のパワーと劣化をもたらすノイズの比率を表す工学用語のこと.主に画像圧縮などの非可逆圧縮を使ったコーデックの再現性の品質の尺度として使用される.PSNRの定義を式(1)に示す.</text:span></text:p>
        <text:p text:style-name="P4"/>
        <text:p text:style-name="P4">５．進捗状況</text:p>
        <text:p text:style-name="P6"><text:span text:style-name="T3">　</text:span><text:span text:style-name="T2">これまでは，256×256ピクセルのグレイスケールビットマップに対し，ランダムに生成したUS-ASCIIのメッセージセットに対し，8，16，32，64，128の５種の誤りパターンを用いて埋め込むことでPSNR値を用いた画像劣化の評価を行った.</text:span></text:p>
        <text:p text:style-name="P2"/>
        <text:p text:style-name="P2">６．今後の予定</text:p>
        <text:p text:style-name="P2">　</text:p>
        <text:p text:style-name="P4">参考文献</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Lohit Hindi1" svg:font-family="'Lohit Hindi'"/>
    <style:font-face style:name="Century" svg:font-family="Century" style:font-pitch="variable"/>
    <style:font-face style:name="Lohit Hindi2" svg:font-family="'Lohit Hindi'" style:font-pitch="variable"/>
    <style:font-face style:name="TakaoPGothic1" svg:font-family="TakaoPGothic"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Liberation Serif"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 style:font-size-asian="10.5pt" style:language-asian="ja" style:country-asian="JP"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TakaoPGothic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図表番号" style:family="paragraph" style:parent-style-name="Standard" style:next-style-name="Standard">
      <style:paragraph-properties fo:margin-top="0.212cm" fo:margin-bottom="0.423cm" style:contextual-spacing="false"/>
      <style:text-properties fo:font-size="10pt" fo:font-weight="bold" style:font-size-asian="10pt" style:font-weight-asian="bold" style:font-size-complex="10pt" style:font-weight-complex="bold"/>
    </style:style>
    <style:style style:name="Text_20_body_20_indent" style:display-name="Text body indent" style:family="paragraph" style:parent-style-name="Standard" style:class="text">
      <style:paragraph-properties fo:margin-left="0cm" fo:margin-right="0cm" fo:line-height="0.564cm" fo:text-indent="0.37cm" style:auto-text-indent="false"/>
    </style:style>
    <style:style style:name="吹き出し" style:family="paragraph" style:parent-style-name="Standard">
      <style:text-properties style:font-name="Arial" fo:font-size="9pt" style:font-name-asian="ＭＳ ゴシック" style:font-size-asian="9pt" style:font-name-complex="Arial"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ＭＳ 明朝" style:font-name-asian="ＭＳ 明朝" style:font-name-complex="Times New Roman"/>
    </style:style>
    <style:style style:name="WW8Num2z1" style:family="text">
      <style:text-properties style:font-name="Wingdings" style:font-name-complex="Wingdings"/>
    </style:style>
    <style:style style:name="段落フォント" style:family="text"/>
    <style:style style:name="Page_20_Number" style:display-name="Page Number" style:family="text" style:parent-style-name="段落フォント"/>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9pt" style:font-size-asian="9pt"/>
    </style:style>
    <style:style style:name="MT1" style:family="text">
      <style:text-properties style:font-name="ＭＳ 明朝" fo:font-size="9pt" style:font-size-asian="9pt" style:font-name-complex="ＭＳ 明朝"/>
    </style:style>
    <style:style style:name="MT2" style:family="text">
      <style:text-properties fo:font-size="9pt" style:font-name-asian="Century" style:font-size-asian="9pt" style:font-name-complex="Century"/>
    </style:style>
    <style:style style:name="MT3" style:family="text">
      <style:text-properties fo:font-size="9pt" style:font-size-asian="9pt"/>
    </style:style>
    <style:page-layout style:name="Mpm1">
      <style:page-layout-properties fo:page-width="21.001cm" fo:page-height="29.7cm" style:num-format="1" style:print-orientation="portrait" fo:margin-top="1.501cm" fo:margin-bottom="1.75cm" fo:margin-left="2.501cm" fo:margin-right="2.501cm" style:writing-mode="lr-tb" style:layout-grid-color="#c0c0c0" style:layout-grid-lines="41"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header>
        <text:p text:style-name="MP1"><text:span text:style-name="MT1">平成25年度情報工学科卒業研究中間発表</text:span><text:span text:style-name="MT2"> </text:span><text:span text:style-name="MT3">2013.10.31，</text:span><text:span text:style-name="MT2"> </text:span><text:span text:style-name="MT3">11.1</text:span></text:p>
      </style:header>
      <style:footer>
        <text:p text:style-name="MP2">（発表番号）</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卒研タイトル</dc:title>
    <meta:initial-creator>wata</meta:initial-creator>
    <meta:creation-date>2013-10-23T14:30:00</meta:creation-date>
    <dc:creator>索手 一平</dc:creator>
    <dc:date>2013-10-23T17:24:00</dc:date>
    <meta:print-date>2006-02-07T12:36:00</meta:print-date>
    <meta:editing-cycles>13</meta:editing-cycles>
    <meta:editing-duration>PT1H28M</meta:editing-duration>
    <meta:document-statistic meta:table-count="1" meta:image-count="0" meta:object-count="0" meta:page-count="1" meta:paragraph-count="36" meta:word-count="1058" meta:character-count="1178" meta:non-whitespace-character-count="1167"/>
    <meta:generator>LibreOffice/4.0.2.2$Linux_X86_64 LibreOffice_project/400m0$Build-2</meta:generator>
  </office:meta>
</office:document-meta>
</file>